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5.6659in"/>
    </style:style>
    <style:style style:name="TableColumn4" style:family="table-column">
      <style:table-column-properties style:column-width="0.7493in"/>
    </style:style>
    <style:style style:name="TableColumn5" style:family="table-column">
      <style:table-column-properties style:column-width="0.8256in"/>
    </style:style>
    <style:style style:name="TableColumn6" style:family="table-column">
      <style:table-column-properties style:column-width="0.7506in"/>
    </style:style>
    <style:style style:name="TableColumn7" style:family="table-column">
      <style:table-column-properties style:column-width="0.7805in"/>
    </style:style>
    <style:style style:name="TableColumn8" style:family="table-column">
      <style:table-column-properties style:column-width="0.9534in"/>
    </style:style>
    <style:style style:name="Table2" style:family="table">
      <style:table-properties style:width="9.7256in" style:rel-width="100.08%" fo:margin-left="0in" table:align="left"/>
    </style:style>
    <style:style style:name="TableRow9" style:family="table-row">
      <style:table-row-properties style:min-row-height="0.1375in"/>
    </style:style>
    <style:style style:name="TableCell10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1" style:parent-style-name="Standaard" style:family="paragraph">
      <style:paragraph-properties fo:text-align="center"/>
    </style:style>
    <style:style style:name="T12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3" style:family="table-row">
      <style:table-row-properties style:min-row-height="0.1375in"/>
    </style:style>
    <style:style style:name="TableCell14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5" style:parent-style-name="Default" style:family="paragraph">
      <style:paragraph-properties fo:margin-left="0.0236in">
        <style:tab-stops/>
      </style:paragraph-properties>
    </style:style>
    <style:style style:name="T16" style:parent-style-name="Standaardalinea-lettertype" style:family="text">
      <style:text-properties style:font-name-asian="Calibri" fo:font-weight="bold" style:font-weight-asian="bold"/>
    </style:style>
    <style:style style:name="T17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18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19" style:family="table-row">
      <style:table-row-properties style:min-row-height="0.1375in"/>
    </style:style>
    <style:style style:name="TableCell2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1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22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23" style:parent-style-name="Standaardalinea-lettertype" style:family="text">
      <style:text-properties style:font-name="Arial" style:font-name-asian="Calibri" style:font-name-complex="Arial"/>
    </style:style>
    <style:style style:name="P24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2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6" style:parent-style-name="Standaard" style:family="paragraph">
      <style:paragraph-properties fo:text-align="center"/>
    </style:style>
    <style:style style:name="T2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8" style:parent-style-name="Standaard" style:family="paragraph">
      <style:paragraph-properties fo:text-align="center"/>
    </style:style>
    <style:style style:name="T29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1" style:parent-style-name="Standaard" style:family="paragraph">
      <style:paragraph-properties fo:text-align="center"/>
    </style:style>
    <style:style style:name="T3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33" style:parent-style-name="Standaard" style:family="paragraph">
      <style:paragraph-properties fo:text-align="center"/>
    </style:style>
    <style:style style:name="T3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6" style:parent-style-name="Standaard" style:family="paragraph">
      <style:paragraph-properties fo:text-align="center"/>
    </style:style>
    <style:style style:name="T3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9" style:parent-style-name="Standaard" style:family="paragraph">
      <style:paragraph-properties fo:text-align="center"/>
    </style:style>
    <style:style style:name="T4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41" style:family="table-row">
      <style:table-row-properties style:min-row-height="0.1375in"/>
    </style:style>
    <style:style style:name="P42" style:parent-style-name="Standaard" style:family="paragraph">
      <style:text-properties style:font-name-asian="Calibri" fo:font-weight="bold" style:font-weight-asian="bold" fo:color="#000000"/>
    </style:style>
    <style:style style:name="P4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44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4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4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8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49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50" style:family="table-row">
      <style:table-row-properties style:min-row-height="0.1909in"/>
    </style:style>
    <style:style style:name="TableCell5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2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5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2" style:parent-style-name="Standaard" style:family="paragraph">
      <style:paragraph-properties fo:text-align="center"/>
    </style:style>
    <style:style style:name="T6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64" style:family="table-row">
      <style:table-row-properties style:min-row-height="0.1909in"/>
    </style:style>
    <style:style style:name="TableCell65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6" style:parent-style-name="Geenafstand" style:family="paragraph">
      <style:text-properties style:font-name="Arial" style:font-name-complex="Arial" fo:font-weight="bold" style:font-weight-asian="bold" fo:font-size="10pt" style:font-size-asian="10pt" style:font-size-complex="10pt" fo:language="nl" fo:country="BE"/>
    </style:style>
    <style:style style:name="TableCell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7" style:family="table-row">
      <style:table-row-properties style:min-row-height="0.1909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0" style:family="table-row">
      <style:table-row-properties style:min-row-height="0.1909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3" style:family="table-row">
      <style:table-row-properties style:min-row-height="0.1909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1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6" style:family="table-row">
      <style:table-row-properties style:min-row-height="0.1909in"/>
    </style:style>
    <style:style style:name="TableCell117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118" style:parent-style-name="Geenafstand" style:family="paragraph">
      <style:text-properties style:font-name="Arial" style:font-name-complex="Arial" fo:font-weight="bold" style:font-weight-asian="bold" fo:font-size="10pt" style:font-size-asian="10pt" style:font-size-complex="10pt" fo:language="nl" fo:country="BE"/>
    </style:style>
    <style:style style:name="TableCell1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9" style:family="table-row">
      <style:table-row-properties style:min-row-height="0.1909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1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42" style:family="table-row">
      <style:table-row-properties style:min-row-height="0.1909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14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5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55" style:family="table-row">
      <style:table-row-properties style:min-row-height="0.1909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15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68" style:family="table-row">
      <style:table-row-properties style:min-row-height="0.1486in"/>
    </style:style>
    <style:style style:name="TableCell16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70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7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2" style:parent-style-name="Standaard" style:family="paragraph">
      <style:paragraph-properties fo:text-align="end"/>
    </style:style>
    <style:style style:name="T17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74" style:parent-style-name="Standaard" style:family="paragraph">
      <style:text-properties fo:font-weight="bold" style:font-weight-asian="bold" fo:color="#FF0000" fo:font-size="20pt" style:font-size-asian="20pt" style:text-underline-type="single" style:text-underline-style="solid" style:text-underline-width="auto" style:text-underline-mode="continuous"/>
    </style:style>
    <style:style style:name="P175" style:parent-style-name="Standaard" style:family="paragraph">
      <style:text-properties fo:font-weight="bold" style:font-weight-asian="bold" fo:color="#FF0000" fo:font-size="20pt" style:font-size-asian="20pt" style:text-underline-type="single" style:text-underline-style="solid" style:text-underline-width="auto" style:text-underline-mode="continuous"/>
    </style:style>
    <style:style style:name="P176" style:parent-style-name="Standaard" style:family="paragraph">
      <style:text-properties fo:font-weight="bold" style:font-weight-asian="bold" fo:color="#FF0000" fo:font-size="20pt" style:font-size-asian="20pt" style:text-underline-type="single" style:text-underline-style="solid" style:text-underline-width="auto" style:text-underline-mode="continuous"/>
    </style:style>
    <style:style style:name="P177" style:parent-style-name="Standaard" style:family="paragraph">
      <style:text-properties fo:font-weight="bold" style:font-weight-asian="bold" fo:color="#FF0000" fo:font-size="20pt" style:font-size-asian="20pt" style:text-underline-type="single" style:text-underline-style="solid" style:text-underline-width="auto" style:text-underline-mode="continuous"/>
    </style:style>
    <style:style style:name="P178" style:parent-style-name="Standaard" style:family="paragraph">
      <style:text-properties fo:font-weight="bold" style:font-weight-asian="bold" fo:color="#FF0000" fo:font-size="20pt" style:font-size-asian="20pt" style:text-underline-type="single" style:text-underline-style="solid" style:text-underline-width="auto" style:text-underline-mode="continuous"/>
    </style:style>
    <style:style style:name="P179" style:parent-style-name="Standaard" style:family="paragraph">
      <style:text-properties fo:font-weight="bold" style:font-weight-asian="bold" fo:color="#FF0000" fo:font-size="20pt" style:font-size-asian="20pt" style:text-underline-type="single" style:text-underline-style="solid" style:text-underline-width="auto" style:text-underline-mode="continuous"/>
    </style:style>
    <style:style style:name="P180" style:parent-style-name="Standaard" style:family="paragraph">
      <style:paragraph-properties fo:break-before="page" fo:margin-bottom="0.1111in" fo:line-height="100%"/>
      <style:text-properties fo:hyphenate="true"/>
    </style:style>
    <style:style style:name="TableColumn182" style:family="table-column">
      <style:table-column-properties style:column-width="5.6666in"/>
    </style:style>
    <style:style style:name="TableColumn183" style:family="table-column">
      <style:table-column-properties style:column-width="0.7486in"/>
    </style:style>
    <style:style style:name="TableColumn184" style:family="table-column">
      <style:table-column-properties style:column-width="0.8256in"/>
    </style:style>
    <style:style style:name="TableColumn185" style:family="table-column">
      <style:table-column-properties style:column-width="0.7506in"/>
    </style:style>
    <style:style style:name="TableColumn186" style:family="table-column">
      <style:table-column-properties style:column-width="0.7805in"/>
    </style:style>
    <style:style style:name="TableColumn187" style:family="table-column">
      <style:table-column-properties style:column-width="0.9534in"/>
    </style:style>
    <style:style style:name="Table181" style:family="table">
      <style:table-properties style:width="9.7256in" style:rel-width="100.08%" fo:margin-left="0in" table:align="left"/>
    </style:style>
    <style:style style:name="TableRow188" style:family="table-row">
      <style:table-row-properties style:min-row-height="0.1375in"/>
    </style:style>
    <style:style style:name="TableCell189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90" style:parent-style-name="Standaard" style:family="paragraph">
      <style:paragraph-properties fo:text-align="center"/>
    </style:style>
    <style:style style:name="T191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92" style:family="table-row">
      <style:table-row-properties style:min-row-height="0.1375in"/>
    </style:style>
    <style:style style:name="TableCell193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94" style:parent-style-name="Default" style:family="paragraph">
      <style:paragraph-properties fo:margin-left="0.0236in">
        <style:tab-stops/>
      </style:paragraph-properties>
    </style:style>
    <style:style style:name="T195" style:parent-style-name="Standaardalinea-lettertype" style:family="text">
      <style:text-properties style:font-name-asian="Calibri" fo:font-weight="bold" style:font-weight-asian="bold"/>
    </style:style>
    <style:style style:name="T196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197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198" style:family="table-row">
      <style:table-row-properties style:min-row-height="0.1375in"/>
    </style:style>
    <style:style style:name="TableCell19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0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201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202" style:parent-style-name="Standaardalinea-lettertype" style:family="text">
      <style:text-properties style:font-name="Arial" style:font-name-asian="Calibri" style:font-name-complex="Arial"/>
    </style:style>
    <style:style style:name="P203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20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5" style:parent-style-name="Standaard" style:family="paragraph">
      <style:paragraph-properties fo:text-align="center"/>
    </style:style>
    <style:style style:name="T20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07" style:parent-style-name="Standaard" style:family="paragraph">
      <style:paragraph-properties fo:text-align="center"/>
    </style:style>
    <style:style style:name="T20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0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10" style:parent-style-name="Standaard" style:family="paragraph">
      <style:paragraph-properties fo:text-align="center"/>
    </style:style>
    <style:style style:name="T21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12" style:parent-style-name="Standaard" style:family="paragraph">
      <style:paragraph-properties fo:text-align="center"/>
    </style:style>
    <style:style style:name="T21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1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15" style:parent-style-name="Standaard" style:family="paragraph">
      <style:paragraph-properties fo:text-align="center"/>
    </style:style>
    <style:style style:name="T21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1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18" style:parent-style-name="Standaard" style:family="paragraph">
      <style:paragraph-properties fo:text-align="center"/>
    </style:style>
    <style:style style:name="T21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220" style:family="table-row">
      <style:table-row-properties style:min-row-height="0.1375in"/>
    </style:style>
    <style:style style:name="P221" style:parent-style-name="Standaard" style:family="paragraph">
      <style:text-properties style:font-name-asian="Calibri" fo:font-weight="bold" style:font-weight-asian="bold" fo:color="#000000"/>
    </style:style>
    <style:style style:name="P222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22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22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22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22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22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228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229" style:family="table-row">
      <style:table-row-properties style:min-row-height="0.1909in"/>
    </style:style>
    <style:style style:name="TableCell23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31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2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3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3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3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3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4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41" style:parent-style-name="Standaard" style:family="paragraph">
      <style:paragraph-properties fo:text-align="center"/>
    </style:style>
    <style:style style:name="T242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243" style:family="table-row">
      <style:table-row-properties style:min-row-height="0.118in"/>
    </style:style>
    <style:style style:name="TableCell24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2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5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5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56" style:family="table-row">
      <style:table-row-properties style:min-row-height="0.15in"/>
    </style:style>
    <style:style style:name="TableCell25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58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2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6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6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69" style:family="table-row">
      <style:table-row-properties style:min-row-height="0.1909in"/>
    </style:style>
    <style:style style:name="TableCell27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71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2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81" style:parent-style-name="Standaard" style:family="paragraph">
      <style:paragraph-properties fo:text-align="center"/>
    </style:style>
    <style:style style:name="T282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283" style:family="table-row">
      <style:table-row-properties style:min-row-height="0.1909in"/>
    </style:style>
    <style:style style:name="TableCell2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28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9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96" style:family="table-row">
      <style:table-row-properties style:min-row-height="0.1909in"/>
    </style:style>
    <style:style style:name="TableCell2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8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29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0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09" style:family="table-row">
      <style:table-row-properties style:min-row-height="0.1909in"/>
    </style:style>
    <style:style style:name="TableCell31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11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3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2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22" style:family="table-row">
      <style:table-row-properties style:min-row-height="0.1909in"/>
    </style:style>
    <style:style style:name="TableCell32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4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32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2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2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3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35" style:family="table-row">
      <style:table-row-properties style:min-row-height="0.1909in"/>
    </style:style>
    <style:style style:name="TableCell3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7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33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4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4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4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4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48" style:family="table-row">
      <style:table-row-properties style:min-row-height="0.1486in"/>
    </style:style>
    <style:style style:name="TableCell34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50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35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52" style:parent-style-name="Standaard" style:family="paragraph">
      <style:paragraph-properties fo:text-align="end"/>
      <style:text-properties style:font-name="Arial" style:font-name-asian="Calibri" style:font-name-complex="Arial" fo:font-size="10pt" style:font-size-asian="10pt"/>
    </style:style>
    <style:style style:name="TableRow353" style:family="table-row">
      <style:table-row-properties style:min-row-height="0.1486in"/>
    </style:style>
    <style:style style:name="TableCell35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55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35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57" style:parent-style-name="Standaard" style:family="paragraph">
      <style:paragraph-properties fo:text-align="end"/>
    </style:style>
    <style:style style:name="T358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359" style:parent-style-name="Standaard" style:family="paragraph">
      <style:paragraph-properties fo:break-before="page" fo:margin-bottom="0.1111in" fo:line-height="100%"/>
      <style:text-properties fo:hyphenate="true"/>
    </style:style>
    <style:style style:name="TableColumn361" style:family="table-column">
      <style:table-column-properties style:column-width="5.6659in"/>
    </style:style>
    <style:style style:name="TableColumn362" style:family="table-column">
      <style:table-column-properties style:column-width="0.7493in"/>
    </style:style>
    <style:style style:name="TableColumn363" style:family="table-column">
      <style:table-column-properties style:column-width="0.8256in"/>
    </style:style>
    <style:style style:name="TableColumn364" style:family="table-column">
      <style:table-column-properties style:column-width="0.7506in"/>
    </style:style>
    <style:style style:name="TableColumn365" style:family="table-column">
      <style:table-column-properties style:column-width="0.7805in"/>
    </style:style>
    <style:style style:name="TableColumn366" style:family="table-column">
      <style:table-column-properties style:column-width="0.9534in"/>
    </style:style>
    <style:style style:name="Table360" style:family="table">
      <style:table-properties style:width="9.7256in" style:rel-width="100.08%" fo:margin-left="0in" table:align="left"/>
    </style:style>
    <style:style style:name="TableRow367" style:family="table-row">
      <style:table-row-properties style:min-row-height="0.1375in"/>
    </style:style>
    <style:style style:name="TableCell368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369" style:parent-style-name="Standaard" style:family="paragraph">
      <style:paragraph-properties fo:text-align="center"/>
    </style:style>
    <style:style style:name="T370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371" style:family="table-row">
      <style:table-row-properties style:min-row-height="0.1375in"/>
    </style:style>
    <style:style style:name="TableCell372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373" style:parent-style-name="Standaard" style:family="paragraph">
      <style:paragraph-properties fo:text-align="center"/>
      <style:text-properties style:font-name="Arial" style:font-name-asian="Calibri" style:font-name-complex="Arial" fo:font-weight="bold" style:font-weight-asian="bold" fo:font-size="16pt" style:font-size-asian="16pt"/>
    </style:style>
    <style:style style:name="TableRow374" style:family="table-row">
      <style:table-row-properties style:min-row-height="0.1375in"/>
    </style:style>
    <style:style style:name="TableCell375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376" style:parent-style-name="Default" style:family="paragraph">
      <style:paragraph-properties fo:margin-left="0.0236in">
        <style:tab-stops/>
      </style:paragraph-properties>
    </style:style>
    <style:style style:name="T377" style:parent-style-name="Standaardalinea-lettertype" style:family="text">
      <style:text-properties style:font-name-asian="Calibri" fo:font-weight="bold" style:font-weight-asian="bold"/>
    </style:style>
    <style:style style:name="T378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379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380" style:family="table-row">
      <style:table-row-properties style:min-row-height="0.1375in"/>
    </style:style>
    <style:style style:name="TableCell38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82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383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384" style:parent-style-name="Standaardalinea-lettertype" style:family="text">
      <style:text-properties style:font-name="Arial" style:font-name-asian="Calibri" style:font-name-complex="Arial"/>
    </style:style>
    <style:style style:name="P385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38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87" style:parent-style-name="Standaard" style:family="paragraph">
      <style:paragraph-properties fo:text-align="center"/>
    </style:style>
    <style:style style:name="T38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389" style:parent-style-name="Standaard" style:family="paragraph">
      <style:paragraph-properties fo:text-align="center"/>
    </style:style>
    <style:style style:name="T39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9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92" style:parent-style-name="Standaard" style:family="paragraph">
      <style:paragraph-properties fo:text-align="center"/>
    </style:style>
    <style:style style:name="T39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394" style:parent-style-name="Standaard" style:family="paragraph">
      <style:paragraph-properties fo:text-align="center"/>
    </style:style>
    <style:style style:name="T39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9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97" style:parent-style-name="Standaard" style:family="paragraph">
      <style:paragraph-properties fo:text-align="center"/>
    </style:style>
    <style:style style:name="T39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9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400" style:parent-style-name="Standaard" style:family="paragraph">
      <style:paragraph-properties fo:text-align="center"/>
    </style:style>
    <style:style style:name="T401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402" style:family="table-row">
      <style:table-row-properties style:min-row-height="0.1375in"/>
    </style:style>
    <style:style style:name="P403" style:parent-style-name="Standaard" style:family="paragraph">
      <style:text-properties style:font-name-asian="Calibri" fo:font-weight="bold" style:font-weight-asian="bold" fo:color="#000000"/>
    </style:style>
    <style:style style:name="P404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405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40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0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40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0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410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411" style:family="table-row">
      <style:table-row-properties style:min-row-height="0.1909in"/>
    </style:style>
    <style:style style:name="TableCell41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13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4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2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23" style:parent-style-name="Standaard" style:family="paragraph">
      <style:paragraph-properties fo:text-align="center"/>
    </style:style>
    <style:style style:name="T424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425" style:family="table-row">
      <style:table-row-properties style:min-row-height="0.1909in"/>
    </style:style>
    <style:style style:name="TableCell4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27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3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3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3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3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38" style:family="table-row">
      <style:table-row-properties style:min-row-height="0.1909in"/>
    </style:style>
    <style:style style:name="TableCell43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0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4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4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4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4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4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4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4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5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51" style:family="table-row">
      <style:table-row-properties style:min-row-height="0.1909in"/>
    </style:style>
    <style:style style:name="TableCell45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53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4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5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5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5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5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6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6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63" style:parent-style-name="Standaard" style:family="paragraph">
      <style:paragraph-properties fo:text-align="center"/>
    </style:style>
    <style:style style:name="T464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465" style:family="table-row">
      <style:table-row-properties style:min-row-height="0.2013in"/>
    </style:style>
    <style:style style:name="TableCell46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7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7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78" style:family="table-row">
      <style:table-row-properties style:min-row-height="0.1909in"/>
    </style:style>
    <style:style style:name="TableCell4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80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8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9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491" style:family="table-row">
      <style:table-row-properties style:min-row-height="0.1909in"/>
    </style:style>
    <style:style style:name="TableCell49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93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4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0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0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504" style:family="table-row">
      <style:table-row-properties style:min-row-height="0.1486in"/>
    </style:style>
    <style:style style:name="TableCell50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06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5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08" style:parent-style-name="Standaard" style:family="paragraph">
      <style:paragraph-properties fo:text-align="end"/>
    </style:style>
    <style:style style:name="T509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510" style:parent-style-name="Standaard" style:family="paragraph">
      <style:paragraph-properties fo:break-before="page" fo:margin-bottom="0.1111in" fo:line-height="100%"/>
      <style:text-properties fo:hyphenate="true"/>
    </style:style>
    <style:style style:name="TableColumn512" style:family="table-column">
      <style:table-column-properties style:column-width="5.6701in"/>
    </style:style>
    <style:style style:name="TableColumn513" style:family="table-column">
      <style:table-column-properties style:column-width="0.7479in"/>
    </style:style>
    <style:style style:name="TableColumn514" style:family="table-column">
      <style:table-column-properties style:column-width="0.825in"/>
    </style:style>
    <style:style style:name="TableColumn515" style:family="table-column">
      <style:table-column-properties style:column-width="0.75in"/>
    </style:style>
    <style:style style:name="TableColumn516" style:family="table-column">
      <style:table-column-properties style:column-width="0.7798in"/>
    </style:style>
    <style:style style:name="TableColumn517" style:family="table-column">
      <style:table-column-properties style:column-width="0.9527in"/>
    </style:style>
    <style:style style:name="Table511" style:family="table">
      <style:table-properties style:width="9.7256in" style:rel-width="100.08%" fo:margin-left="0in" table:align="left"/>
    </style:style>
    <style:style style:name="TableRow518" style:family="table-row">
      <style:table-row-properties style:min-row-height="0.1375in"/>
    </style:style>
    <style:style style:name="TableCell519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520" style:parent-style-name="Standaard" style:family="paragraph">
      <style:paragraph-properties fo:text-align="center"/>
    </style:style>
    <style:style style:name="T521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522" style:family="table-row">
      <style:table-row-properties style:min-row-height="0.1375in"/>
    </style:style>
    <style:style style:name="TableCell523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524" style:parent-style-name="Default" style:family="paragraph">
      <style:paragraph-properties fo:margin-left="0.0236in">
        <style:tab-stops/>
      </style:paragraph-properties>
    </style:style>
    <style:style style:name="T525" style:parent-style-name="Standaardalinea-lettertype" style:family="text">
      <style:text-properties style:font-name-asian="Calibri" fo:font-weight="bold" style:font-weight-asian="bold"/>
    </style:style>
    <style:style style:name="T526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527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528" style:family="table-row">
      <style:table-row-properties style:min-row-height="0.1375in"/>
    </style:style>
    <style:style style:name="TableCell52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30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531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532" style:parent-style-name="Standaardalinea-lettertype" style:family="text">
      <style:text-properties style:font-name="Arial" style:font-name-asian="Calibri" style:font-name-complex="Arial"/>
    </style:style>
    <style:style style:name="P533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53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35" style:parent-style-name="Standaard" style:family="paragraph">
      <style:paragraph-properties fo:text-align="center"/>
    </style:style>
    <style:style style:name="T53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537" style:parent-style-name="Standaard" style:family="paragraph">
      <style:paragraph-properties fo:text-align="center"/>
    </style:style>
    <style:style style:name="T53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3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40" style:parent-style-name="Standaard" style:family="paragraph">
      <style:paragraph-properties fo:text-align="center"/>
    </style:style>
    <style:style style:name="T54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542" style:parent-style-name="Standaard" style:family="paragraph">
      <style:paragraph-properties fo:text-align="center"/>
    </style:style>
    <style:style style:name="T54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4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45" style:parent-style-name="Standaard" style:family="paragraph">
      <style:paragraph-properties fo:text-align="center"/>
    </style:style>
    <style:style style:name="T54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4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48" style:parent-style-name="Standaard" style:family="paragraph">
      <style:paragraph-properties fo:text-align="center"/>
    </style:style>
    <style:style style:name="T54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550" style:family="table-row">
      <style:table-row-properties style:min-row-height="0.1375in"/>
    </style:style>
    <style:style style:name="P551" style:parent-style-name="Standaard" style:family="paragraph">
      <style:text-properties style:font-name-asian="Calibri" fo:font-weight="bold" style:font-weight-asian="bold" fo:color="#000000"/>
    </style:style>
    <style:style style:name="P552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55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55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55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55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55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558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559" style:family="table-row">
      <style:table-row-properties style:min-row-height="0.1909in"/>
    </style:style>
    <style:style style:name="TableCell56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61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56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6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6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6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6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6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7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71" style:parent-style-name="Standaard" style:family="paragraph">
      <style:paragraph-properties fo:text-align="center"/>
    </style:style>
    <style:style style:name="T572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573" style:family="table-row">
      <style:table-row-properties style:min-row-height="0.1909in"/>
    </style:style>
    <style:style style:name="TableCell5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7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5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8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8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586" style:family="table-row">
      <style:table-row-properties style:min-row-height="0.1909in"/>
    </style:style>
    <style:style style:name="TableCell58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88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5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9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9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599" style:family="table-row">
      <style:table-row-properties style:min-row-height="0.1909in"/>
    </style:style>
    <style:style style:name="TableCell6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0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6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0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0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11" style:parent-style-name="Standaard" style:family="paragraph">
      <style:paragraph-properties fo:text-align="center"/>
    </style:style>
    <style:style style:name="T612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613" style:family="table-row">
      <style:table-row-properties style:min-row-height="0.2013in"/>
    </style:style>
    <style:style style:name="TableCell61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1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6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2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2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626" style:family="table-row">
      <style:table-row-properties style:min-row-height="0.1486in"/>
    </style:style>
    <style:style style:name="TableCell62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28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6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30" style:parent-style-name="Standaard" style:family="paragraph">
      <style:paragraph-properties fo:text-align="end"/>
    </style:style>
    <style:style style:name="T631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632" style:parent-style-name="Standaard" style:family="paragraph">
      <style:paragraph-properties fo:margin-bottom="0.1111in" fo:line-height="100%"/>
      <style:text-properties fo:hyphenate="true"/>
    </style:style>
    <style:style style:name="P633" style:parent-style-name="Standaard" style:family="paragraph">
      <style:paragraph-properties fo:break-before="page" fo:margin-bottom="0.1111in" fo:line-height="100%"/>
      <style:text-properties fo:hyphenate="true"/>
    </style:style>
    <style:style style:name="P634" style:parent-style-name="Standaard" style:family="paragraph">
      <style:paragraph-properties fo:margin-bottom="0.1111in" fo:line-height="100%"/>
      <style:text-properties fo:hyphenate="true"/>
    </style:style>
    <style:style style:name="TableColumn636" style:family="table-column">
      <style:table-column-properties style:column-width="5.668in"/>
    </style:style>
    <style:style style:name="TableColumn637" style:family="table-column">
      <style:table-column-properties style:column-width="0.7486in"/>
    </style:style>
    <style:style style:name="TableColumn638" style:family="table-column">
      <style:table-column-properties style:column-width="0.8256in"/>
    </style:style>
    <style:style style:name="TableColumn639" style:family="table-column">
      <style:table-column-properties style:column-width="0.7506in"/>
    </style:style>
    <style:style style:name="TableColumn640" style:family="table-column">
      <style:table-column-properties style:column-width="0.7798in"/>
    </style:style>
    <style:style style:name="TableColumn641" style:family="table-column">
      <style:table-column-properties style:column-width="0.9527in"/>
    </style:style>
    <style:style style:name="Table635" style:family="table">
      <style:table-properties style:width="9.7256in" style:rel-width="100.08%" fo:margin-left="0in" table:align="left"/>
    </style:style>
    <style:style style:name="TableRow642" style:family="table-row">
      <style:table-row-properties style:min-row-height="0.1375in"/>
    </style:style>
    <style:style style:name="TableCell643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644" style:parent-style-name="Standaard" style:family="paragraph">
      <style:paragraph-properties fo:text-align="center"/>
    </style:style>
    <style:style style:name="T645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646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647" style:family="table-row">
      <style:table-row-properties style:min-row-height="0.1375in"/>
    </style:style>
    <style:style style:name="TableCell648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649" style:parent-style-name="Default" style:family="paragraph">
      <style:paragraph-properties fo:margin-left="0.0236in">
        <style:tab-stops/>
      </style:paragraph-properties>
    </style:style>
    <style:style style:name="T650" style:parent-style-name="Standaardalinea-lettertype" style:family="text">
      <style:text-properties style:font-name-asian="Calibri" fo:font-weight="bold" style:font-weight-asian="bold"/>
    </style:style>
    <style:style style:name="T651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652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653" style:family="table-row">
      <style:table-row-properties style:min-row-height="0.1375in"/>
    </style:style>
    <style:style style:name="TableCell65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55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656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657" style:parent-style-name="Standaardalinea-lettertype" style:family="text">
      <style:text-properties style:font-name="Arial" style:font-name-asian="Calibri" style:font-name-complex="Arial"/>
    </style:style>
    <style:style style:name="P658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65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60" style:parent-style-name="Standaard" style:family="paragraph">
      <style:paragraph-properties fo:text-align="center"/>
    </style:style>
    <style:style style:name="T66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662" style:parent-style-name="Standaard" style:family="paragraph">
      <style:paragraph-properties fo:text-align="center"/>
    </style:style>
    <style:style style:name="T66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66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65" style:parent-style-name="Standaard" style:family="paragraph">
      <style:paragraph-properties fo:text-align="center"/>
    </style:style>
    <style:style style:name="T66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667" style:parent-style-name="Standaard" style:family="paragraph">
      <style:paragraph-properties fo:text-align="center"/>
    </style:style>
    <style:style style:name="T66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66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70" style:parent-style-name="Standaard" style:family="paragraph">
      <style:paragraph-properties fo:text-align="center"/>
    </style:style>
    <style:style style:name="T67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67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673" style:parent-style-name="Standaard" style:family="paragraph">
      <style:paragraph-properties fo:text-align="center"/>
    </style:style>
    <style:style style:name="T674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675" style:family="table-row">
      <style:table-row-properties style:min-row-height="0.1375in"/>
    </style:style>
    <style:style style:name="P676" style:parent-style-name="Standaard" style:family="paragraph">
      <style:text-properties style:font-name-asian="Calibri" fo:font-weight="bold" style:font-weight-asian="bold" fo:color="#000000"/>
    </style:style>
    <style:style style:name="P677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678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67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68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68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682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68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684" style:family="table-row">
      <style:table-row-properties style:min-row-height="0.1909in"/>
    </style:style>
    <style:style style:name="TableCell68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86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6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96" style:parent-style-name="Standaard" style:family="paragraph">
      <style:paragraph-properties fo:text-align="center"/>
    </style:style>
    <style:style style:name="T697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698" style:family="table-row">
      <style:table-row-properties style:min-row-height="0.1909in"/>
    </style:style>
    <style:style style:name="TableCell69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00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70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1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11" style:family="table-row">
      <style:table-row-properties style:min-row-height="0.1909in"/>
    </style:style>
    <style:style style:name="TableCell71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13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7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2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23" style:parent-style-name="Standaard" style:family="paragraph">
      <style:paragraph-properties fo:text-align="center"/>
    </style:style>
    <style:style style:name="T724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725" style:family="table-row">
      <style:table-row-properties style:min-row-height="0.2013in"/>
    </style:style>
    <style:style style:name="TableCell7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27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7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3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3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38" style:family="table-row">
      <style:table-row-properties style:min-row-height="0.1909in"/>
    </style:style>
    <style:style style:name="TableCell73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40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7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5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51" style:family="table-row">
      <style:table-row-properties style:min-row-height="0.1909in"/>
    </style:style>
    <style:style style:name="TableCell75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53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7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6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6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6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6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64" style:family="table-row">
      <style:table-row-properties style:min-row-height="0.1486in"/>
    </style:style>
    <style:style style:name="TableCell76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66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7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68" style:parent-style-name="Standaard" style:family="paragraph">
      <style:paragraph-properties fo:text-align="end"/>
    </style:style>
    <style:style style:name="T769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770" style:parent-style-name="Standaard" style:family="paragraph">
      <style:paragraph-properties fo:margin-bottom="0.1111in" fo:line-height="100%"/>
      <style:text-properties fo:hyphenate="true"/>
    </style:style>
    <style:style style:name="P771" style:parent-style-name="Standaard" style:family="paragraph">
      <style:paragraph-properties fo:break-before="page" fo:margin-bottom="0.1111in" fo:line-height="100%"/>
      <style:text-properties fo:hyphenate="true"/>
    </style:style>
    <style:style style:name="TableColumn773" style:family="table-column">
      <style:table-column-properties style:column-width="5.6652in"/>
    </style:style>
    <style:style style:name="TableColumn774" style:family="table-column">
      <style:table-column-properties style:column-width="0.7493in"/>
    </style:style>
    <style:style style:name="TableColumn775" style:family="table-column">
      <style:table-column-properties style:column-width="0.8263in"/>
    </style:style>
    <style:style style:name="TableColumn776" style:family="table-column">
      <style:table-column-properties style:column-width="0.7506in"/>
    </style:style>
    <style:style style:name="TableColumn777" style:family="table-column">
      <style:table-column-properties style:column-width="0.7805in"/>
    </style:style>
    <style:style style:name="TableColumn778" style:family="table-column">
      <style:table-column-properties style:column-width="0.9534in"/>
    </style:style>
    <style:style style:name="Table772" style:family="table">
      <style:table-properties style:width="9.7256in" style:rel-width="100.08%" fo:margin-left="0in" table:align="left"/>
    </style:style>
    <style:style style:name="TableRow779" style:family="table-row">
      <style:table-row-properties style:min-row-height="0.1375in"/>
    </style:style>
    <style:style style:name="TableCell780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781" style:parent-style-name="Standaard" style:family="paragraph">
      <style:paragraph-properties fo:text-align="center"/>
    </style:style>
    <style:style style:name="T782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783" style:family="table-row">
      <style:table-row-properties style:min-row-height="0.1375in"/>
    </style:style>
    <style:style style:name="TableCell784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785" style:parent-style-name="Default" style:family="paragraph">
      <style:paragraph-properties fo:margin-left="0.0236in">
        <style:tab-stops/>
      </style:paragraph-properties>
    </style:style>
    <style:style style:name="T786" style:parent-style-name="Standaardalinea-lettertype" style:family="text">
      <style:text-properties style:font-name-asian="Calibri" fo:font-weight="bold" style:font-weight-asian="bold"/>
    </style:style>
    <style:style style:name="T787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788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789" style:family="table-row">
      <style:table-row-properties style:min-row-height="0.1375in"/>
    </style:style>
    <style:style style:name="TableCell79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791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792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793" style:parent-style-name="Standaardalinea-lettertype" style:family="text">
      <style:text-properties style:font-name="Arial" style:font-name-asian="Calibri" style:font-name-complex="Arial"/>
    </style:style>
    <style:style style:name="P794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79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796" style:parent-style-name="Standaard" style:family="paragraph">
      <style:paragraph-properties fo:text-align="center"/>
    </style:style>
    <style:style style:name="T79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798" style:parent-style-name="Standaard" style:family="paragraph">
      <style:paragraph-properties fo:text-align="center"/>
    </style:style>
    <style:style style:name="T799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80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01" style:parent-style-name="Standaard" style:family="paragraph">
      <style:paragraph-properties fo:text-align="center"/>
    </style:style>
    <style:style style:name="T80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803" style:parent-style-name="Standaard" style:family="paragraph">
      <style:paragraph-properties fo:text-align="center"/>
    </style:style>
    <style:style style:name="T80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80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06" style:parent-style-name="Standaard" style:family="paragraph">
      <style:paragraph-properties fo:text-align="center"/>
    </style:style>
    <style:style style:name="T80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80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09" style:parent-style-name="Standaard" style:family="paragraph">
      <style:paragraph-properties fo:text-align="center"/>
    </style:style>
    <style:style style:name="T81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811" style:family="table-row">
      <style:table-row-properties style:min-row-height="0.1375in"/>
    </style:style>
    <style:style style:name="P812" style:parent-style-name="Standaard" style:family="paragraph">
      <style:text-properties style:font-name-asian="Calibri" fo:font-weight="bold" style:font-weight-asian="bold" fo:color="#000000"/>
    </style:style>
    <style:style style:name="P81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814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81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81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81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818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819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820" style:family="table-row">
      <style:table-row-properties style:min-row-height="0.1909in"/>
    </style:style>
    <style:style style:name="TableCell82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22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8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2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2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2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3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32" style:parent-style-name="Standaard" style:family="paragraph">
      <style:paragraph-properties fo:text-align="center"/>
    </style:style>
    <style:style style:name="T83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834" style:family="table-row">
      <style:table-row-properties style:min-row-height="0.1909in"/>
    </style:style>
    <style:style style:name="TableCell83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36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4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4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4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4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47" style:family="table-row">
      <style:table-row-properties style:min-row-height="0.1909in"/>
    </style:style>
    <style:style style:name="TableCell84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849" style:parent-style-name="Standaardalinea-lettertype" style:family="text">
      <style:text-properties style:font-name="Arial" style:font-name-complex="Arial" fo:font-size="10pt" style:font-size-asian="10pt" style:font-size-complex="10pt" fo:language="nl" fo:country="BE"/>
    </style:style>
    <style:style style:name="TableCell8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5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5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5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60" style:family="table-row">
      <style:table-row-properties style:min-row-height="0.1909in"/>
    </style:style>
    <style:style style:name="TableCell86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62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6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7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73" style:family="table-row">
      <style:table-row-properties style:min-row-height="0.1909in"/>
    </style:style>
    <style:style style:name="TableCell8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5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8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8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86" style:family="table-row">
      <style:table-row-properties style:min-row-height="0.1909in"/>
    </style:style>
    <style:style style:name="TableCell88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88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8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9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9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99" style:family="table-row">
      <style:table-row-properties style:min-row-height="0.1909in"/>
    </style:style>
    <style:style style:name="TableCell9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0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1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12" style:family="table-row">
      <style:table-row-properties style:min-row-height="0.1909in"/>
    </style:style>
    <style:style style:name="TableCell9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14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2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2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24" style:parent-style-name="Standaard" style:family="paragraph">
      <style:paragraph-properties fo:text-align="center"/>
    </style:style>
    <style:style style:name="T925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926" style:family="table-row">
      <style:table-row-properties style:min-row-height="0.2013in"/>
    </style:style>
    <style:style style:name="TableCell9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28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3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3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39" style:family="table-row">
      <style:table-row-properties style:min-row-height="0.1909in"/>
    </style:style>
    <style:style style:name="TableCell94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41" style:parent-style-name="Geenafstand" style:family="paragraph">
      <style:text-properties style:font-name="Arial" style:font-name-complex="Arial" fo:font-size="10pt" style:font-size-asian="10pt" style:font-size-complex="10pt" fo:language="nl" fo:country="BE"/>
    </style:style>
    <style:style style:name="TableCell9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5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5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52" style:family="table-row">
      <style:table-row-properties style:min-row-height="0.1486in"/>
    </style:style>
    <style:style style:name="TableCell95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54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9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56" style:parent-style-name="Standaard" style:family="paragraph">
      <style:paragraph-properties fo:text-align="end"/>
    </style:style>
    <style:style style:name="T957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958" style:parent-style-name="Standaard" style:family="paragraph">
      <style:paragraph-properties fo:margin-bottom="0.1111in" fo:line-height="100%"/>
      <style:text-properties fo:hyphenate="true"/>
    </style:style>
    <style:style style:name="P959" style:parent-style-name="Standaard" style:family="paragraph">
      <style:paragraph-properties fo:break-before="page" fo:margin-bottom="0.1111in" fo:line-height="100%"/>
      <style:text-properties fo:hyphenate="true"/>
    </style:style>
    <style:style style:name="P960" style:parent-style-name="Standaard" style:family="paragraph">
      <style:paragraph-properties fo:margin-bottom="0.1111in" fo:line-height="100%"/>
      <style:text-properties fo:hyphenate="true"/>
    </style:style>
    <style:style style:name="TableColumn962" style:family="table-column">
      <style:table-column-properties style:column-width="5.6701in"/>
    </style:style>
    <style:style style:name="TableColumn963" style:family="table-column">
      <style:table-column-properties style:column-width="0.7479in"/>
    </style:style>
    <style:style style:name="TableColumn964" style:family="table-column">
      <style:table-column-properties style:column-width="0.825in"/>
    </style:style>
    <style:style style:name="TableColumn965" style:family="table-column">
      <style:table-column-properties style:column-width="0.75in"/>
    </style:style>
    <style:style style:name="TableColumn966" style:family="table-column">
      <style:table-column-properties style:column-width="0.7798in"/>
    </style:style>
    <style:style style:name="TableColumn967" style:family="table-column">
      <style:table-column-properties style:column-width="0.9527in"/>
    </style:style>
    <style:style style:name="Table961" style:family="table">
      <style:table-properties style:width="9.7256in" style:rel-width="100.08%" fo:margin-left="0in" table:align="left"/>
    </style:style>
    <style:style style:name="TableRow968" style:family="table-row">
      <style:table-row-properties style:min-row-height="0.1375in"/>
    </style:style>
    <style:style style:name="TableCell969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970" style:parent-style-name="Standaard" style:family="paragraph">
      <style:paragraph-properties fo:text-align="center"/>
    </style:style>
    <style:style style:name="T971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972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973" style:family="table-row">
      <style:table-row-properties style:min-row-height="0.1375in"/>
    </style:style>
    <style:style style:name="TableCell974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975" style:parent-style-name="Default" style:family="paragraph">
      <style:paragraph-properties fo:margin-left="0.0236in">
        <style:tab-stops/>
      </style:paragraph-properties>
    </style:style>
    <style:style style:name="T976" style:parent-style-name="Standaardalinea-lettertype" style:family="text">
      <style:text-properties style:font-name-asian="Calibri" fo:font-weight="bold" style:font-weight-asian="bold"/>
    </style:style>
    <style:style style:name="T977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P978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979" style:family="table-row">
      <style:table-row-properties style:min-row-height="0.1375in"/>
    </style:style>
    <style:style style:name="TableCell98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81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982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983" style:parent-style-name="Standaardalinea-lettertype" style:family="text">
      <style:text-properties style:font-name="Arial" style:font-name-asian="Calibri" style:font-name-complex="Arial"/>
    </style:style>
    <style:style style:name="P984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98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86" style:parent-style-name="Standaard" style:family="paragraph">
      <style:paragraph-properties fo:text-align="center"/>
    </style:style>
    <style:style style:name="T98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988" style:parent-style-name="Standaard" style:family="paragraph">
      <style:paragraph-properties fo:text-align="center"/>
    </style:style>
    <style:style style:name="T989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9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91" style:parent-style-name="Standaard" style:family="paragraph">
      <style:paragraph-properties fo:text-align="center"/>
    </style:style>
    <style:style style:name="T99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993" style:parent-style-name="Standaard" style:family="paragraph">
      <style:paragraph-properties fo:text-align="center"/>
    </style:style>
    <style:style style:name="T99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9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96" style:parent-style-name="Standaard" style:family="paragraph">
      <style:paragraph-properties fo:text-align="center"/>
    </style:style>
    <style:style style:name="T99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9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99" style:parent-style-name="Standaard" style:family="paragraph">
      <style:paragraph-properties fo:text-align="center"/>
    </style:style>
    <style:style style:name="T100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1001" style:family="table-row">
      <style:table-row-properties style:min-row-height="0.1375in"/>
    </style:style>
    <style:style style:name="P1002" style:parent-style-name="Standaard" style:family="paragraph">
      <style:text-properties style:font-name-asian="Calibri" fo:font-weight="bold" style:font-weight-asian="bold" fo:color="#000000"/>
    </style:style>
    <style:style style:name="P1003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1004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100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00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100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008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1009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1010" style:family="table-row">
      <style:table-row-properties style:min-row-height="0.1909in"/>
    </style:style>
    <style:style style:name="TableCell101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12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0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22" style:parent-style-name="Standaard" style:family="paragraph">
      <style:paragraph-properties fo:text-align="center"/>
    </style:style>
    <style:style style:name="T102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1024" style:family="table-row">
      <style:table-row-properties style:min-row-height="0.1909in"/>
    </style:style>
    <style:style style:name="TableCell102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26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02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3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3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37" style:family="table-row">
      <style:table-row-properties style:min-row-height="0.1909in"/>
    </style:style>
    <style:style style:name="TableCell103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3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4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4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4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4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50" style:family="table-row">
      <style:table-row-properties style:min-row-height="0.1909in"/>
    </style:style>
    <style:style style:name="TableCell105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5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5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5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6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6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63" style:family="table-row">
      <style:table-row-properties style:min-row-height="0.1909in"/>
    </style:style>
    <style:style style:name="TableCell106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6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6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6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7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7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76" style:family="table-row">
      <style:table-row-properties style:min-row-height="0.1909in"/>
    </style:style>
    <style:style style:name="TableCell107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7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7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8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8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89" style:family="table-row">
      <style:table-row-properties style:min-row-height="0.1909in"/>
    </style:style>
    <style:style style:name="TableCell109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9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0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02" style:family="table-row">
      <style:table-row-properties style:min-row-height="0.1909in"/>
    </style:style>
    <style:style style:name="TableCell11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0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1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1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15" style:family="table-row">
      <style:table-row-properties style:min-row-height="0.1909in"/>
    </style:style>
    <style:style style:name="TableCell111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1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2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28" style:family="table-row">
      <style:table-row-properties style:min-row-height="0.1909in"/>
    </style:style>
    <style:style style:name="TableCell112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3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4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41" style:family="table-row">
      <style:table-row-properties style:min-row-height="0.1909in"/>
    </style:style>
    <style:style style:name="TableCell114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5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5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54" style:family="table-row">
      <style:table-row-properties style:min-row-height="0.1909in"/>
    </style:style>
    <style:style style:name="TableCell115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5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6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6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67" style:family="table-row">
      <style:table-row-properties style:min-row-height="0.2013in"/>
    </style:style>
    <style:style style:name="TableCell116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69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1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7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7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80" style:family="table-row">
      <style:table-row-properties style:min-row-height="0.1909in"/>
    </style:style>
    <style:style style:name="TableCell118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8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9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9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93" style:family="table-row">
      <style:table-row-properties style:min-row-height="0.1909in"/>
    </style:style>
    <style:style style:name="TableCell119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9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0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06" style:family="table-row">
      <style:table-row-properties style:min-row-height="0.1909in"/>
    </style:style>
    <style:style style:name="TableCell12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0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1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19" style:family="table-row">
      <style:table-row-properties style:min-row-height="0.1909in"/>
    </style:style>
    <style:style style:name="TableCell122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2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3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32" style:family="table-row">
      <style:table-row-properties style:min-row-height="0.1909in"/>
    </style:style>
    <style:style style:name="TableCell123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3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4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4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45" style:family="table-row">
      <style:table-row-properties style:min-row-height="0.1909in"/>
    </style:style>
    <style:style style:name="TableCell124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4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5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58" style:family="table-row">
      <style:table-row-properties style:min-row-height="0.1909in"/>
    </style:style>
    <style:style style:name="TableCell125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6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7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71" style:family="table-row">
      <style:table-row-properties style:min-row-height="0.1909in"/>
    </style:style>
    <style:style style:name="TableCell127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7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8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84" style:family="table-row">
      <style:table-row-properties style:min-row-height="0.1909in"/>
    </style:style>
    <style:style style:name="TableCell12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28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9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9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97" style:family="table-row">
      <style:table-row-properties style:min-row-height="0.1486in"/>
    </style:style>
    <style:style style:name="TableCell129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99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3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01" style:parent-style-name="Standaard" style:family="paragraph">
      <style:paragraph-properties fo:text-align="end"/>
    </style:style>
    <style:style style:name="T1302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303" style:parent-style-name="Standaard" style:family="paragraph">
      <style:paragraph-properties fo:margin-bottom="0.1111in" fo:line-height="100%"/>
      <style:text-properties fo:hyphenate="true"/>
    </style:style>
    <style:style style:name="P1304" style:parent-style-name="Standaard" style:family="paragraph">
      <style:paragraph-properties fo:margin-bottom="0.1111in" fo:line-height="100%"/>
      <style:text-properties fo:hyphenate="true"/>
    </style:style>
    <style:style style:name="P1305" style:parent-style-name="Standaard" style:family="paragraph">
      <style:paragraph-properties fo:margin-bottom="0.1111in" fo:line-height="100%"/>
      <style:text-properties fo:hyphenate="true"/>
    </style:style>
    <style:style style:name="P1306" style:parent-style-name="Standaard" style:family="paragraph">
      <style:paragraph-properties fo:margin-bottom="0.1111in" fo:line-height="100%"/>
      <style:text-properties fo:hyphenate="true"/>
    </style:style>
    <style:style style:name="P1307" style:parent-style-name="Standaard" style:family="paragraph">
      <style:paragraph-properties fo:margin-bottom="0.1111in" fo:line-height="100%"/>
      <style:text-properties fo:hyphenate="true"/>
    </style:style>
  </office:automatic-styles>
  <office:body>
    <office:text text:use-soft-page-breaks="true">
      <text:p text:style-name="P1">Basistechnieken tegelzetten</text:p>
      <text:p text:style-name="Standa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<text:span text:style-name="T12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6">
            <text:p text:style-name="P15"><text:span text:style-name="T16">Hoofddoel:</text:span><text:span text:style-name="T17"><text:s/>Basistechnieken van tegelzetten uitvoeren.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rows-spanned="2">
            <text:p text:style-name="P21"><text:span text:style-name="T22">Subdoel:<text:s/></text:span><text:span text:style-name="T23">Ondergrond evalueren.</text:span></text:p>
            <text:p text:style-name="P24"/>
          </table:table-cell>
          <table:table-cell table:style-name="TableCell25" table:number-rows-spanned="2">
            <text:p text:style-name="P26"><text:span text:style-name="T27">OK</text:span></text:p>
            <text:p text:style-name="P28"><text:span text:style-name="T29">(2)</text:span></text:p>
          </table:table-cell>
          <table:table-cell table:style-name="TableCell30" table:number-rows-spanned="2">
            <text:p text:style-name="P31"><text:span text:style-name="T32">NOK</text:span></text:p>
            <text:p text:style-name="P33"><text:span text:style-name="T34">(0)</text:span></text:p>
          </table:table-cell>
          <table:table-cell table:style-name="TableCell35" table:number-columns-spanned="2">
            <text:p text:style-name="P36"><text:span text:style-name="T37">R</text:span></text:p>
          </table:table-cell>
          <table:covered-table-cell/>
          <table:table-cell table:style-name="TableCell38" table:number-rows-spanned="2">
            <text:p text:style-name="P39"><text:span text:style-name="T40">Gewicht</text:span></text:p>
          </table:table-cell>
        </table:table-row>
        <table:table-row table:style-name="TableRow41">
          <table:covered-table-cell>
            <text:p text:style-name="P42"/>
          </table:covered-table-cell>
          <table:covered-table-cell>
            <text:p text:style-name="P43"/>
          </table:covered-table-cell>
          <table:covered-table-cell>
            <text:p text:style-name="P44"/>
          </table:covered-table-cell>
          <table:table-cell table:style-name="TableCell45">
            <text:p text:style-name="Standaard"><text:span text:style-name="T46">Ok(1)</text:span></text:p>
          </table:table-cell>
          <table:table-cell table:style-name="TableCell47">
            <text:p text:style-name="Standaard"><text:span text:style-name="T48">Nok(0)</text:span></text:p>
          </table:table-cell>
          <table:covered-table-cell>
            <text:p text:style-name="P49"/>
          </table:covered-table-cell>
        </table:table-row>
        <table:table-row table:style-name="TableRow50">
          <table:table-cell table:style-name="TableCell51">
            <text:p text:style-name="P52">Vlakheid: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<text:span text:style-name="T63">X 1</text:span></text:p>
          </table:table-cell>
        </table:table-row>
        <table:table-row table:style-name="TableRow64">
          <table:table-cell table:style-name="TableCell65">
            <text:p text:style-name="P66">Muur: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Controleert en beoordeelt de vlakheid van de muur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Controleert en beoordeelt de loodrechtheid van de muur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Controleert en beoordeelt de staat van de muur (gebreken,<text:s/>beschadigingen, vochtplekken…)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Vloer: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Controleert en beoordeelt de vlakheid van de vloer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Controleert en beoordeelt de loodrechtheid van de vloer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Controleert en beoordeelt de staat van de vloer (gebreken, beschadigingen,<text:s/>vochtplekken…)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Totaal:</text:p>
          </table:table-cell>
          <table:table-cell table:style-name="TableCell171" table:number-columns-spanned="5">
            <text:p text:style-name="P172"><text:span text:style-name="T173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174">Opleiding = tegelzetter</text:p>
      <text:p text:style-name="P175">Module = basistechnieken tegelzetten</text:p>
      <text:p text:style-name="P176">Doelstellingscat = hoofddoel = basistechnieken van tegelzetten uitvoeren</text:p>
      <text:p text:style-name="P177">Doelstelling = subdoel = ondergrond evalueren op vlakheid</text:p>
      <text:p text:style-name="P178">Evaluatiecriterium<text:s/>= grijze balken</text:p>
      <text:p text:style-name="P179">Aspect<text:s/>= witte balken</text:p>
      <text:p text:style-name="P180"/>
      <text:p text:style-name="Standaard"/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 table:number-columns-spanned="6">
            <text:p text:style-name="P190"><text:span text:style-name="T191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6">
            <text:p text:style-name="P194"><text:span text:style-name="T195">Hoofddoel:</text:span><text:span text:style-name="T196"><text:s/>Basistechnieken van tegelzetten uitvoeren.</text:span></text:p>
            <text:p text:style-name="P19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 table:number-rows-spanned="2">
            <text:p text:style-name="P200"><text:span text:style-name="T201">Subdoel</text:span><text:span text:style-name="T202">: Niet te betegelen elementen beschermen</text:span></text:p>
            <text:p text:style-name="P203"/>
          </table:table-cell>
          <table:table-cell table:style-name="TableCell204" table:number-rows-spanned="2">
            <text:p text:style-name="P205"><text:span text:style-name="T206">OK</text:span></text:p>
            <text:p text:style-name="P207"><text:span text:style-name="T208">(2)</text:span></text:p>
          </table:table-cell>
          <table:table-cell table:style-name="TableCell209" table:number-rows-spanned="2">
            <text:p text:style-name="P210"><text:span text:style-name="T211">NOK</text:span></text:p>
            <text:p text:style-name="P212"><text:span text:style-name="T213">(0)</text:span></text:p>
          </table:table-cell>
          <table:table-cell table:style-name="TableCell214" table:number-columns-spanned="2">
            <text:p text:style-name="P215"><text:span text:style-name="T216">R</text:span></text:p>
          </table:table-cell>
          <table:covered-table-cell/>
          <table:table-cell table:style-name="TableCell217" table:number-rows-spanned="2">
            <text:p text:style-name="P218"><text:span text:style-name="T219">Gewicht</text:span></text:p>
          </table:table-cell>
        </table:table-row>
        <table:table-row table:style-name="TableRow220">
          <table:covered-table-cell>
            <text:p text:style-name="P221"/>
          </table:covered-table-cell>
          <table:covered-table-cell>
            <text:p text:style-name="P222"/>
          </table:covered-table-cell>
          <table:covered-table-cell>
            <text:p text:style-name="P223"/>
          </table:covered-table-cell>
          <table:table-cell table:style-name="TableCell224">
            <text:p text:style-name="Standaard"><text:span text:style-name="T225">Ok(1)</text:span></text:p>
          </table:table-cell>
          <table:table-cell table:style-name="TableCell226">
            <text:p text:style-name="Standaard"><text:span text:style-name="T227">Nok(0)</text:span></text:p>
          </table:table-cell>
          <table:covered-table-cell>
            <text:p text:style-name="P228"/>
          </table:covered-table-cell>
        </table:table-row>
        <table:table-row table:style-name="TableRow229">
          <table:table-cell table:style-name="TableCell230">
            <text:p text:style-name="P231">Vloer<text:s/>beschermen: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<text:span text:style-name="T242">X 1</text:span></text:p>
          </table:table-cell>
        </table:table-row>
        <table:table-row table:style-name="TableRow243">
          <table:table-cell table:style-name="TableCell244">
            <text:p text:style-name="P245">Beschermt de vloer waar nodig met karton of papier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Beschermen van bad of douche bak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Aansluiting plafond/andere muur beschermen: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<text:span text:style-name="T282">X 2</text:span></text:p>
          </table:table-cell>
        </table:table-row>
        <table:table-row table:style-name="TableRow283">
          <table:table-cell table:style-name="TableCell284">
            <text:p text:style-name="P285">Plakt overgangen (muur-plafond of vloer-muur) af met plakband.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Plaatst waar<text:s/>nodig beschermfolie.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Aansluiting ramen en deuren beschermen: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Plakt overgangen (ramen en deuren) af met plakband.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Plaatst waar nodig beschermfolie.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 table:number-columns-spanned="5">
            <text:p text:style-name="P352"/>
          </table:table-cell>
          <table:covered-table-cell/>
          <table:covered-table-cell/>
          <table:covered-table-cell/>
          <table:covered-table-cell/>
        </table:table-row>
        <table:table-row table:style-name="TableRow353">
          <table:table-cell table:style-name="TableCell354">
            <text:p text:style-name="P355">Totaal:</text:p>
          </table:table-cell>
          <table:table-cell table:style-name="TableCell356" table:number-columns-spanned="5">
            <text:p text:style-name="P357"><text:span text:style-name="T358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359"/>
      <text:p text:style-name="Standaard"/>
      <text:p text:style-name="Standaard"/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 table:number-columns-spanned="6">
            <text:p text:style-name="P369"><text:span text:style-name="T370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1">
          <table:table-cell table:style-name="TableCell372" table:number-columns-spanned="6">
            <text:p text:style-name="P3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4">
          <table:table-cell table:style-name="TableCell375" table:number-columns-spanned="6">
            <text:p text:style-name="P376"><text:span text:style-name="T377">Hoofddoel:</text:span><text:span text:style-name="T378"><text:s/>Basistechnieken van tegelzetten uitvoeren.</text:span></text:p>
            <text:p text:style-name="P3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0">
          <table:table-cell table:style-name="TableCell381" table:number-rows-spanned="2">
            <text:p text:style-name="P382"><text:span text:style-name="T383">Subdoel</text:span><text:span text:style-name="T384">: Oppervlakte schoonmaken</text:span></text:p>
            <text:p text:style-name="P385"/>
          </table:table-cell>
          <table:table-cell table:style-name="TableCell386" table:number-rows-spanned="2">
            <text:p text:style-name="P387"><text:span text:style-name="T388">OK</text:span></text:p>
            <text:p text:style-name="P389"><text:span text:style-name="T390">(2)</text:span></text:p>
          </table:table-cell>
          <table:table-cell table:style-name="TableCell391" table:number-rows-spanned="2">
            <text:p text:style-name="P392"><text:span text:style-name="T393">NOK</text:span></text:p>
            <text:p text:style-name="P394"><text:span text:style-name="T395">(0)</text:span></text:p>
          </table:table-cell>
          <table:table-cell table:style-name="TableCell396" table:number-columns-spanned="2">
            <text:p text:style-name="P397"><text:span text:style-name="T398">R</text:span></text:p>
          </table:table-cell>
          <table:covered-table-cell/>
          <table:table-cell table:style-name="TableCell399" table:number-rows-spanned="2">
            <text:p text:style-name="P400"><text:span text:style-name="T401">Gewicht</text:span></text:p>
          </table:table-cell>
        </table:table-row>
        <table:table-row table:style-name="TableRow402">
          <table:covered-table-cell>
            <text:p text:style-name="P403"/>
          </table:covered-table-cell>
          <table:covered-table-cell>
            <text:p text:style-name="P404"/>
          </table:covered-table-cell>
          <table:covered-table-cell>
            <text:p text:style-name="P405"/>
          </table:covered-table-cell>
          <table:table-cell table:style-name="TableCell406">
            <text:p text:style-name="Standaard"><text:span text:style-name="T407">Ok(1)</text:span></text:p>
          </table:table-cell>
          <table:table-cell table:style-name="TableCell408">
            <text:p text:style-name="Standaard"><text:span text:style-name="T409">Nok(0)</text:span></text:p>
          </table:table-cell>
          <table:covered-table-cell>
            <text:p text:style-name="P410"/>
          </table:covered-table-cell>
        </table:table-row>
        <table:table-row table:style-name="TableRow411">
          <table:table-cell table:style-name="TableCell412">
            <text:p text:style-name="P413">Verwijderen van restvuil: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><text:span text:style-name="T424">X 1</text:span></text:p>
          </table:table-cell>
        </table:table-row>
        <table:table-row table:style-name="TableRow425">
          <table:table-cell table:style-name="TableCell426">
            <text:p text:style-name="P427">Verwijdert alle afval uit de ruimte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Verwijdert rest- of overtollig materiaal van<text:s/>het te betegelen oppervlakte (bezetsel-, chaperesten)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Ondergrond stofvrij maken: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><text:span text:style-name="T464">X 2</text:span></text:p>
          </table:table-cell>
        </table:table-row>
        <table:table-row table:style-name="TableRow465">
          <table:table-cell table:style-name="TableCell466">
            <text:p text:style-name="P467">Veegt het te betegelen vloeroppervlakte schoon..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Veegt het te betegelen wandoppervlakte schoon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Stofzuigt indien nodig de te betegelen oppervlakte.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Totaal:</text:p>
          </table:table-cell>
          <table:table-cell table:style-name="TableCell507" table:number-columns-spanned="5">
            <text:p text:style-name="P508"><text:span text:style-name="T509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10"/>
      <table:table table:style-name="Table511">
        <table:table-columns>
          <table:table-column table:style-name="TableColumn512"/>
          <table:table-column table:style-name="TableColumn513"/>
          <table:table-column table:style-name="TableColumn514"/>
          <table:table-column table:style-name="TableColumn515"/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 table:number-columns-spanned="6">
            <text:p text:style-name="P520"><text:span text:style-name="T521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2">
          <table:table-cell table:style-name="TableCell523" table:number-columns-spanned="6">
            <text:p text:style-name="P524"><text:span text:style-name="T525">Hoofddoel:</text:span><text:span text:style-name="T526"><text:s/>Basistechnieken van tegelzetten uitvoeren.</text:span></text:p>
            <text:p text:style-name="P5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8">
          <table:table-cell table:style-name="TableCell529" table:number-rows-spanned="2">
            <text:p text:style-name="P530"><text:span text:style-name="T531">Subdoel</text:span><text:span text:style-name="T532">: Oppervlakte voorbehandelen</text:span></text:p>
            <text:p text:style-name="P533"/>
          </table:table-cell>
          <table:table-cell table:style-name="TableCell534" table:number-rows-spanned="2">
            <text:p text:style-name="P535"><text:span text:style-name="T536">OK</text:span></text:p>
            <text:p text:style-name="P537"><text:span text:style-name="T538">(2)</text:span></text:p>
          </table:table-cell>
          <table:table-cell table:style-name="TableCell539" table:number-rows-spanned="2">
            <text:p text:style-name="P540"><text:span text:style-name="T541">NOK</text:span></text:p>
            <text:p text:style-name="P542"><text:span text:style-name="T543">(0)</text:span></text:p>
          </table:table-cell>
          <table:table-cell table:style-name="TableCell544" table:number-columns-spanned="2">
            <text:p text:style-name="P545"><text:span text:style-name="T546">R</text:span></text:p>
          </table:table-cell>
          <table:covered-table-cell/>
          <table:table-cell table:style-name="TableCell547" table:number-rows-spanned="2">
            <text:p text:style-name="P548"><text:span text:style-name="T549">Gewicht</text:span></text:p>
          </table:table-cell>
        </table:table-row>
        <table:table-row table:style-name="TableRow550">
          <table:covered-table-cell>
            <text:p text:style-name="P551"/>
          </table:covered-table-cell>
          <table:covered-table-cell>
            <text:p text:style-name="P552"/>
          </table:covered-table-cell>
          <table:covered-table-cell>
            <text:p text:style-name="P553"/>
          </table:covered-table-cell>
          <table:table-cell table:style-name="TableCell554">
            <text:p text:style-name="Standaard"><text:span text:style-name="T555">Ok(1)</text:span></text:p>
          </table:table-cell>
          <table:table-cell table:style-name="TableCell556">
            <text:p text:style-name="Standaard"><text:span text:style-name="T557">Nok(0)</text:span></text:p>
          </table:table-cell>
          <table:covered-table-cell>
            <text:p text:style-name="P558"/>
          </table:covered-table-cell>
        </table:table-row>
        <table:table-row table:style-name="TableRow559">
          <table:table-cell table:style-name="TableCell560">
            <text:p text:style-name="P561">Primer/hechtingslaag <text:s/>kunnen aanbrengen: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><text:span text:style-name="T572">X 1</text:span></text:p>
          </table:table-cell>
        </table:table-row>
        <table:table-row table:style-name="TableRow573">
          <table:table-cell table:style-name="TableCell574">
            <text:p text:style-name="P575">Leest de product info.</text:p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>Maakt het product gebruiksklaar volgens voorschrift van de producent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Brengt het product op voorgeschreven wijze aan</text:p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><text:span text:style-name="T612">X 2</text:span></text:p>
          </table:table-cell>
        </table:table-row>
        <table:table-row table:style-name="TableRow613">
          <table:table-cell table:style-name="TableCell614">
            <text:p text:style-name="P615">Respecteert de juiste wachttijd.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>
            <text:p text:style-name="P628">Totaal:</text:p>
          </table:table-cell>
          <table:table-cell table:style-name="TableCell629" table:number-columns-spanned="5">
            <text:p text:style-name="P630"><text:span text:style-name="T631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32"/>
      <text:p text:style-name="P633"/>
      <text:p text:style-name="P634"/>
      <table:table table:style-name="Table635">
        <table:table-columns>
          <table:table-column table:style-name="TableColumn636"/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 table:number-columns-spanned="6">
            <text:p text:style-name="P644"><text:span text:style-name="T645">Opleiding Tegelzetter: module<text:s/></text:span><text:span text:style-name="T646">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">
          <table:table-cell table:style-name="TableCell648" table:number-columns-spanned="6">
            <text:p text:style-name="P649"><text:span text:style-name="T650">Hoofddoel:</text:span><text:span text:style-name="T651"><text:s/>Basistechnieken van tegelzetten uitvoeren.</text:span></text:p>
            <text:p text:style-name="P6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3">
          <table:table-cell table:style-name="TableCell654" table:number-rows-spanned="2">
            <text:p text:style-name="P655"><text:span text:style-name="T656">Subdoel</text:span><text:span text:style-name="T657">: tegels selecteren</text:span></text:p>
            <text:p text:style-name="P658"/>
          </table:table-cell>
          <table:table-cell table:style-name="TableCell659" table:number-rows-spanned="2">
            <text:p text:style-name="P660"><text:span text:style-name="T661">OK</text:span></text:p>
            <text:p text:style-name="P662"><text:span text:style-name="T663">(2)</text:span></text:p>
          </table:table-cell>
          <table:table-cell table:style-name="TableCell664" table:number-rows-spanned="2">
            <text:p text:style-name="P665"><text:span text:style-name="T666">NOK</text:span></text:p>
            <text:p text:style-name="P667"><text:span text:style-name="T668">(0)</text:span></text:p>
          </table:table-cell>
          <table:table-cell table:style-name="TableCell669" table:number-columns-spanned="2">
            <text:p text:style-name="P670"><text:span text:style-name="T671">R</text:span></text:p>
          </table:table-cell>
          <table:covered-table-cell/>
          <table:table-cell table:style-name="TableCell672" table:number-rows-spanned="2">
            <text:p text:style-name="P673"><text:span text:style-name="T674">Gewicht</text:span></text:p>
          </table:table-cell>
        </table:table-row>
        <table:table-row table:style-name="TableRow675">
          <table:covered-table-cell>
            <text:p text:style-name="P676"/>
          </table:covered-table-cell>
          <table:covered-table-cell>
            <text:p text:style-name="P677"/>
          </table:covered-table-cell>
          <table:covered-table-cell>
            <text:p text:style-name="P678"/>
          </table:covered-table-cell>
          <table:table-cell table:style-name="TableCell679">
            <text:p text:style-name="Standaard"><text:span text:style-name="T680">Ok(1)</text:span></text:p>
          </table:table-cell>
          <table:table-cell table:style-name="TableCell681">
            <text:p text:style-name="Standaard"><text:span text:style-name="T682">Nok(0)</text:span></text:p>
          </table:table-cell>
          <table:covered-table-cell>
            <text:p text:style-name="P683"/>
          </table:covered-table-cell>
        </table:table-row>
        <table:table-row table:style-name="TableRow684">
          <table:table-cell table:style-name="TableCell685">
            <text:p text:style-name="P686">Juiste type tegels (wand of vloertegels) bepalen:</text:p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><text:span text:style-name="T697">X 1</text:span></text:p>
          </table:table-cell>
        </table:table-row>
        <table:table-row table:style-name="TableRow698">
          <table:table-cell table:style-name="TableCell699">
            <text:p text:style-name="P700">Herkent het doel van de tegel (wand of<text:s/>vloertegel)</text:p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Fouten kunnen opmerken <text:s/>(breuken, productiefouten):</text:p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><text:span text:style-name="T724">X 2</text:span></text:p>
          </table:table-cell>
        </table:table-row>
        <table:table-row table:style-name="TableRow725">
          <table:table-cell table:style-name="TableCell726">
            <text:p text:style-name="P727">Controleert de tegels op producteigenschap (serienummer, kleur…)</text:p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>
            <text:p text:style-name="P740">Productiefouten in tegels kunnen opmerken (spatten, haarscheurtjes…).</text:p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</table:table-row>
        <table:table-row table:style-name="TableRow751">
          <table:table-cell table:style-name="TableCell752">
            <text:p text:style-name="P753">Kleurverschillen tussen tegels<text:s/>kunnen vaststellen.</text:p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</table:table-row>
        <table:table-row table:style-name="TableRow764">
          <table:table-cell table:style-name="TableCell765">
            <text:p text:style-name="P766">Totaal:</text:p>
          </table:table-cell>
          <table:table-cell table:style-name="TableCell767" table:number-columns-spanned="5">
            <text:p text:style-name="P768"><text:span text:style-name="T769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70"/>
      <text:p text:style-name="P771"/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 table:number-columns-spanned="6">
            <text:p text:style-name="P781"><text:span text:style-name="T782">Opleiding Tegelzetter: module basistechnieken 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3">
          <table:table-cell table:style-name="TableCell784" table:number-columns-spanned="6">
            <text:p text:style-name="P785"><text:span text:style-name="T786">Hoofddoel:</text:span><text:span text:style-name="T787"><text:s/>Basistechnieken van tegelzetten uitvoeren.</text:span></text:p>
            <text:p text:style-name="P78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9">
          <table:table-cell table:style-name="TableCell790" table:number-rows-spanned="2">
            <text:p text:style-name="P791"><text:span text:style-name="T792">Subdoel</text:span><text:span text:style-name="T793">: Species aanmaken.</text:span></text:p>
            <text:p text:style-name="P794"/>
          </table:table-cell>
          <table:table-cell table:style-name="TableCell795" table:number-rows-spanned="2">
            <text:p text:style-name="P796"><text:span text:style-name="T797">OK</text:span></text:p>
            <text:p text:style-name="P798"><text:span text:style-name="T799">(2)</text:span></text:p>
          </table:table-cell>
          <table:table-cell table:style-name="TableCell800" table:number-rows-spanned="2">
            <text:p text:style-name="P801"><text:span text:style-name="T802">NOK</text:span></text:p>
            <text:p text:style-name="P803"><text:span text:style-name="T804">(0)</text:span></text:p>
          </table:table-cell>
          <table:table-cell table:style-name="TableCell805" table:number-columns-spanned="2">
            <text:p text:style-name="P806"><text:span text:style-name="T807">R</text:span></text:p>
          </table:table-cell>
          <table:covered-table-cell/>
          <table:table-cell table:style-name="TableCell808" table:number-rows-spanned="2">
            <text:p text:style-name="P809"><text:span text:style-name="T810">Gewicht</text:span></text:p>
          </table:table-cell>
        </table:table-row>
        <table:table-row table:style-name="TableRow811">
          <table:covered-table-cell>
            <text:p text:style-name="P812"/>
          </table:covered-table-cell>
          <table:covered-table-cell>
            <text:p text:style-name="P813"/>
          </table:covered-table-cell>
          <table:covered-table-cell>
            <text:p text:style-name="P814"/>
          </table:covered-table-cell>
          <table:table-cell table:style-name="TableCell815">
            <text:p text:style-name="Standaard"><text:span text:style-name="T816">Ok(1)</text:span></text:p>
          </table:table-cell>
          <table:table-cell table:style-name="TableCell817">
            <text:p text:style-name="Standaard"><text:span text:style-name="T818">Nok(0)</text:span></text:p>
          </table:table-cell>
          <table:covered-table-cell>
            <text:p text:style-name="P819"/>
          </table:covered-table-cell>
        </table:table-row>
        <table:table-row table:style-name="TableRow820">
          <table:table-cell table:style-name="TableCell821">
            <text:p text:style-name="P822">Tegellijm voor vloertegels:</text:p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><text:span text:style-name="T833">X 1</text:span></text:p>
          </table:table-cell>
        </table:table-row>
        <table:table-row table:style-name="TableRow834">
          <table:table-cell table:style-name="TableCell835">
            <text:p text:style-name="P836">Schat de noodzakelijk hoeveelheid aan te maken lijm/specie in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</table:table-row>
        <table:table-row table:style-name="TableRow847">
          <table:table-cell table:style-name="TableCell848">
            <text:p text:style-name="Geenafstand"><text:span text:style-name="T849">Juiste verhouding kunnen bepalen:</text:span>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>Lijm aanmaken volgens de voorschriften van de producent.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</table:table-row>
        <table:table-row table:style-name="TableRow873">
          <table:table-cell table:style-name="TableCell874">
            <text:p text:style-name="P875">Meng tijden respecteren.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>Tegellijm voor wandtegels: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</table:table-row>
        <table:table-row table:style-name="TableRow899">
          <table:table-cell table:style-name="TableCell900">
            <text:p text:style-name="P901">Schat de<text:s/>noodzakelijk hoeveelheid aan te maken lijm in</text:p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</table:table-row>
        <table:table-row table:style-name="TableRow912">
          <table:table-cell table:style-name="TableCell913">
            <text:p text:style-name="P914">Juiste verhouding kunnen bepalen: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><text:span text:style-name="T925">X 2</text:span></text:p>
          </table:table-cell>
        </table:table-row>
        <table:table-row table:style-name="TableRow926">
          <table:table-cell table:style-name="TableCell927">
            <text:p text:style-name="P928">Lijm aanmaken volgens de voorschriften van de producent.</text:p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</table:table-row>
        <table:table-row table:style-name="TableRow939">
          <table:table-cell table:style-name="TableCell940">
            <text:p text:style-name="P941">Meng tijden respecteren.</text:p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>Totaal:</text:p>
          </table:table-cell>
          <table:table-cell table:style-name="TableCell955" table:number-columns-spanned="5">
            <text:p text:style-name="P956"><text:span text:style-name="T957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58"><text:line-break/><text:line-break/></text:p>
      <text:p text:style-name="P959"/>
      <text:p text:style-name="P960"/>
      <table:table table:style-name="Table961">
        <table:table-columns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 table:number-columns-spanned="6">
            <text:p text:style-name="P970"><text:span text:style-name="T971">Opleiding Tegelzetter: module basistechnieken<text:s/></text:span><text:span text:style-name="T972">tegelzette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3">
          <table:table-cell table:style-name="TableCell974" table:number-columns-spanned="6">
            <text:p text:style-name="P975"><text:span text:style-name="T976">Hoofddoel:</text:span><text:span text:style-name="T977"><text:s/>Basistechnieken van tegelzetten uitvoeren.</text:span></text:p>
            <text:p text:style-name="P9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9">
          <table:table-cell table:style-name="TableCell980" table:number-rows-spanned="2">
            <text:p text:style-name="P981"><text:span text:style-name="T982">Subdoel</text:span><text:span text:style-name="T983">: tegels plaatsen.</text:span></text:p>
            <text:p text:style-name="P984"/>
          </table:table-cell>
          <table:table-cell table:style-name="TableCell985" table:number-rows-spanned="2">
            <text:p text:style-name="P986"><text:span text:style-name="T987">OK</text:span></text:p>
            <text:p text:style-name="P988"><text:span text:style-name="T989">(2)</text:span></text:p>
          </table:table-cell>
          <table:table-cell table:style-name="TableCell990" table:number-rows-spanned="2">
            <text:p text:style-name="P991"><text:span text:style-name="T992">NOK</text:span></text:p>
            <text:p text:style-name="P993"><text:span text:style-name="T994">(0)</text:span></text:p>
          </table:table-cell>
          <table:table-cell table:style-name="TableCell995" table:number-columns-spanned="2">
            <text:p text:style-name="P996"><text:span text:style-name="T997">R</text:span></text:p>
          </table:table-cell>
          <table:covered-table-cell/>
          <table:table-cell table:style-name="TableCell998" table:number-rows-spanned="2">
            <text:p text:style-name="P999"><text:span text:style-name="T1000">Gewicht</text:span></text:p>
          </table:table-cell>
        </table:table-row>
        <table:table-row table:style-name="TableRow1001">
          <table:covered-table-cell>
            <text:p text:style-name="P1002"/>
          </table:covered-table-cell>
          <table:covered-table-cell>
            <text:p text:style-name="P1003"/>
          </table:covered-table-cell>
          <table:covered-table-cell>
            <text:p text:style-name="P1004"/>
          </table:covered-table-cell>
          <table:table-cell table:style-name="TableCell1005">
            <text:p text:style-name="Standaard"><text:span text:style-name="T1006">Ok(1)</text:span></text:p>
          </table:table-cell>
          <table:table-cell table:style-name="TableCell1007">
            <text:p text:style-name="Standaard"><text:span text:style-name="T1008">Nok(0)</text:span></text:p>
          </table:table-cell>
          <table:covered-table-cell>
            <text:p text:style-name="P1009"/>
          </table:covered-table-cell>
        </table:table-row>
        <table:table-row table:style-name="TableRow1010">
          <table:table-cell table:style-name="TableCell1011">
            <text:p text:style-name="P1012">Noodzakelijke lijnen aftekenen (loodlijnen en aanzetlijnen)</text:p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><text:span text:style-name="T1023">X 1</text:span></text:p>
          </table:table-cell>
        </table:table-row>
        <table:table-row table:style-name="TableRow1024">
          <table:table-cell table:style-name="TableCell1025">
            <text:p text:style-name="P1026">Wandtegels:</text:p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</table:table-row>
        <table:table-row table:style-name="TableRow1037">
          <table:table-cell table:style-name="TableCell1038">
            <text:p text:style-name="P1039">Bepaalt en tekent de<text:s/>startlijn af op de wand.</text:p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</table:table-row>
        <table:table-row table:style-name="TableRow1050">
          <table:table-cell table:style-name="TableCell1051">
            <text:p text:style-name="P1052">Bepaalt de passtukken aan de zijkanten (breedte uitzetten van het tegelwerk).</text:p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</table:table-row>
        <table:table-row table:style-name="TableRow1063">
          <table:table-cell table:style-name="TableCell1064">
            <text:p text:style-name="P1065">Plaatst de loodlijnen op de wand.</text:p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</table:table-row>
        <table:table-row table:style-name="TableRow1076">
          <table:table-cell table:style-name="TableCell1077">
            <text:p text:style-name="P1078">Brengt de lijm aan volgens de grote van de tegel en rij.</text:p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</table:table-row>
        <table:table-row table:style-name="TableRow1089">
          <table:table-cell table:style-name="TableCell1090">
            <text:p text:style-name="P1091">Plaatst de tegel op de loodlijn.</text:p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>Drukt de tegel voldoende aan</text:p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  <table:table-row table:style-name="TableRow1115">
          <table:table-cell table:style-name="TableCell1116">
            <text:p text:style-name="P1117">Plaatst de kruisjes (voegafstandhouders)</text:p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</table:table-row>
        <table:table-row table:style-name="TableRow1128">
          <table:table-cell table:style-name="TableCell1129">
            <text:p text:style-name="P1130">Controleert de vlakheid van de overgangen tussen de tegels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</table:table-row>
        <table:table-row table:style-name="TableRow1141">
          <table:table-cell table:style-name="TableCell1142">
            <text:p text:style-name="P1143">Meet de passtukken op</text:p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</table:table-row>
        <table:table-row table:style-name="TableRow1154">
          <table:table-cell table:style-name="TableCell1155">
            <text:p text:style-name="P1156">Plaatst de passtukken</text:p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</table:table-row>
        <table:table-row table:style-name="TableRow1167">
          <table:table-cell table:style-name="TableCell1168">
            <text:p text:style-name="P1169">Vloertegels:</text:p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</table:table-row>
        <table:table-row table:style-name="TableRow1180">
          <table:table-cell table:style-name="TableCell1181">
            <text:p text:style-name="P1182">Verdeelt de te betegelen ruimte<text:s/>(lengte en breedte verdeling) .</text:p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</table:table-row>
        <table:table-row table:style-name="TableRow1193">
          <table:table-cell table:style-name="TableCell1194">
            <text:p text:style-name="P1195">Tekent de eerste lijn af op de vloer.</text:p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</table:table-row>
        <table:table-row table:style-name="TableRow1206">
          <table:table-cell table:style-name="TableCell1207">
            <text:p text:style-name="P1208">Brengt de lijm aan volgens de grote van de tegel en rij.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>
            <text:p text:style-name="P1221">Plaatst de tegel op de verdeellijn.</text:p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</table:table-row>
        <table:table-row table:style-name="TableRow1232">
          <table:table-cell table:style-name="TableCell1233">
            <text:p text:style-name="P1234">Drukt de tegel voldoende aan</text:p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</table:table-row>
        <table:table-row table:style-name="TableRow1245">
          <table:table-cell table:style-name="TableCell1246">
            <text:p text:style-name="P1247">Plaatst de kruisjes<text:s/>(voegafstandhouders)</text:p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</table:table-row>
        <table:table-row table:style-name="TableRow1258">
          <table:table-cell table:style-name="TableCell1259">
            <text:p text:style-name="P1260">Controleert de vlakheid van de overgangen tussen de tegels</text:p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>
            <text:p text:style-name="P1273">Meet de passtukken op</text:p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</table:table-row>
        <table:table-row table:style-name="TableRow1284">
          <table:table-cell table:style-name="TableCell1285">
            <text:p text:style-name="P1286">Plaatst de passtukken</text:p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</table:table-row>
        <text:soft-page-break/>
        <table:table-row table:style-name="TableRow1297">
          <table:table-cell table:style-name="TableCell1298">
            <text:p text:style-name="P1299">Totaal:</text:p>
          </table:table-cell>
          <table:table-cell table:style-name="TableCell1300" table:number-columns-spanned="5">
            <text:p text:style-name="P1301"><text:span text:style-name="T1302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03"/>
      <text:p text:style-name="P1304"/>
      <text:p text:style-name="P1305"/>
      <text:p text:style-name="P1306"/>
      <text:p text:style-name="P13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bottom="0in" fo:line-height="100%"/>
      <style:text-properties style:font-name-asian="Times New Roman" fo:font-size="12pt" style:font-size-asian="12pt" style:font-size-complex="12pt" style:language-asian="nl" style:country-asian="NL" fo:hyphenate="false"/>
    </style:style>
    <style:style style:name="Standaardalinea-lettertype" style:display-name="Standaardalinea-lettertype" style:family="text"/>
    <style:style style:name="GeenafstandChar" style:display-name="Geen afstand Char" style:family="text">
      <style:text-properties fo:language="en" fo:country="GB"/>
    </style:style>
    <style:style style:name="Geenafstand" style:display-name="Geen afstand" style:family="paragraph">
      <style:paragraph-properties fo:margin-bottom="0in" fo:line-height="100%"/>
      <style:text-properties fo:language="en" fo:country="GB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nl" style:country-asian="BE" fo:hyphenate="false"/>
    </style:style>
    <style:style style:name="Ballontekst" style:display-name="Ballontekst" style:family="paragraph" style:parent-style-name="Standaard"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asian="Times New Roman" style:font-name-complex="Segoe UI" fo:font-size="9pt" style:font-size-asian="9pt" style:font-size-complex="9pt" style:language-asian="nl" style:country-asian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en feys</meta:initial-creator>
    <dc:creator>Riwan Carpentier</dc:creator>
    <meta:creation-date>2017-02-20T08:11:00Z</meta:creation-date>
    <dc:date>2017-11-16T18:29:00Z</dc:date>
    <meta:print-date>2017-01-09T10:00:00Z</meta:print-date>
    <meta:template xlink:href="Normal" xlink:type="simple"/>
    <meta:editing-cycles>3</meta:editing-cycles>
    <meta:editing-duration>PT12180S</meta:editing-duration>
    <meta:document-statistic meta:page-count="8" meta:paragraph-count="10" meta:word-count="790" meta:character-count="5127" meta:row-count="36" meta:non-whitespace-character-count="4347"/>
  </office:meta>
</office:document-meta>
</file>